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c1d70" officeooo:paragraph-rsid="001c1d70"/>
    </style:style>
    <style:style style:name="P2" style:family="paragraph" style:parent-style-name="Standard" style:list-style-name="L1">
      <style:text-properties fo:language="ru" fo:country="RU" officeooo:rsid="002f11c7" officeooo:paragraph-rsid="002f11c7"/>
    </style:style>
    <style:style style:name="P3" style:family="paragraph" style:parent-style-name="Standard" style:list-style-name="L1">
      <style:text-properties fo:language="ru" fo:country="RU" officeooo:rsid="0030ea10" officeooo:paragraph-rsid="0030ea10"/>
    </style:style>
    <style:style style:name="P4" style:family="paragraph" style:parent-style-name="Standard" style:list-style-name="L1">
      <style:text-properties fo:language="ru" fo:country="RU" officeooo:rsid="0021089a" officeooo:paragraph-rsid="0030ea10" fo:background-color="#66ff00"/>
    </style:style>
    <style:style style:name="P5" style:family="paragraph" style:parent-style-name="Standard" style:list-style-name="L1">
      <style:text-properties fo:language="ru" fo:country="RU" officeooo:rsid="002f11c7" officeooo:paragraph-rsid="002f11c7" fo:background-color="#66ff00"/>
    </style:style>
    <style:style style:name="P6" style:family="paragraph" style:parent-style-name="Standard" style:list-style-name="L1">
      <style:text-properties fo:language="ru" fo:country="RU" officeooo:rsid="002f11c7" officeooo:paragraph-rsid="002f11c7" fo:background-color="#66ff00"/>
    </style:style>
    <style:style style:name="P7" style:family="paragraph" style:parent-style-name="Standard" style:list-style-name="L2">
      <style:text-properties fo:language="ru" fo:country="RU" officeooo:rsid="003194cc" officeooo:paragraph-rsid="003194cc" fo:background-color="#66ff00"/>
    </style:style>
    <style:style style:name="P8" style:family="paragraph" style:parent-style-name="Standard" style:list-style-name="L2">
      <style:text-properties fo:language="ru" fo:country="RU" officeooo:rsid="00259f15" officeooo:paragraph-rsid="003194cc" fo:background-color="#66ff00"/>
    </style:style>
    <style:style style:name="P9" style:family="paragraph" style:parent-style-name="Standard" style:list-style-name="L1">
      <style:text-properties fo:language="ru" fo:country="RU" officeooo:rsid="0030ea10" officeooo:paragraph-rsid="0030ea10" fo:background-color="#66ff00"/>
    </style:style>
    <style:style style:name="P10" style:family="paragraph" style:parent-style-name="Standard" style:list-style-name="L1">
      <style:text-properties fo:language="ru" fo:country="RU" officeooo:rsid="0021089a" officeooo:paragraph-rsid="0030ea10"/>
    </style:style>
    <style:style style:name="P11" style:family="paragraph" style:parent-style-name="Standard" style:list-style-name="L2">
      <style:text-properties fo:language="ru" fo:country="RU" officeooo:rsid="003194cc" officeooo:paragraph-rsid="003194cc"/>
    </style:style>
    <style:style style:name="P12" style:family="paragraph" style:parent-style-name="Standard" style:list-style-name="L2">
      <style:text-properties fo:language="ru" fo:country="RU" officeooo:rsid="00345ba7" officeooo:paragraph-rsid="00345ba7"/>
    </style:style>
    <style:style style:name="P13" style:family="paragraph" style:parent-style-name="Standard" style:list-style-name="L2">
      <style:text-properties fo:language="ru" fo:country="RU" officeooo:rsid="002766ff" officeooo:paragraph-rsid="00345ba7"/>
    </style:style>
    <style:style style:name="P14" style:family="paragraph" style:parent-style-name="Standard" style:list-style-name="L2">
      <style:text-properties fo:language="ru" fo:country="RU" officeooo:rsid="002766ff" officeooo:paragraph-rsid="002766ff"/>
    </style:style>
    <style:style style:name="P15" style:family="paragraph" style:parent-style-name="Standard" style:list-style-name="L2">
      <style:text-properties fo:language="ru" fo:country="RU" officeooo:rsid="00259f15" officeooo:paragraph-rsid="003194cc"/>
    </style:style>
    <style:style style:name="P16" style:family="paragraph" style:parent-style-name="Standard" style:list-style-name="L2">
      <style:text-properties fo:language="ru" fo:country="RU" officeooo:rsid="00259f15" officeooo:paragraph-rsid="00259f15"/>
    </style:style>
    <style:style style:name="P17" style:family="paragraph" style:parent-style-name="Standard" style:list-style-name="L2">
      <style:text-properties fo:language="ru" fo:country="RU" officeooo:rsid="0025fe1d" officeooo:paragraph-rsid="003194cc"/>
    </style:style>
    <style:style style:name="P18" style:family="paragraph" style:parent-style-name="Standard" style:list-style-name="L2">
      <style:text-properties fo:language="ru" fo:country="RU" officeooo:rsid="0025fe1d" officeooo:paragraph-rsid="0025fe1d"/>
    </style:style>
    <style:style style:name="P19" style:family="paragraph" style:parent-style-name="Standard" style:list-style-name="L2">
      <style:text-properties fo:language="ru" fo:country="RU" officeooo:rsid="001c1d70" officeooo:paragraph-rsid="001c1d70" fo:background-color="#ffff00"/>
    </style:style>
    <style:style style:name="P20" style:family="paragraph" style:parent-style-name="Standard" style:list-style-name="L2">
      <style:text-properties fo:language="ru" fo:country="RU" officeooo:rsid="001f5331" officeooo:paragraph-rsid="001f5331" fo:background-color="#ffff00"/>
    </style:style>
    <style:style style:name="P21" style:family="paragraph" style:parent-style-name="Standard" style:list-style-name="L2">
      <style:text-properties fo:language="ru" fo:country="RU" officeooo:rsid="0020dfb1" officeooo:paragraph-rsid="0020dfb1" fo:background-color="#ffff00"/>
    </style:style>
    <style:style style:name="P22" style:family="paragraph" style:parent-style-name="Standard" style:list-style-name="L2">
      <style:text-properties fo:language="ru" fo:country="RU" officeooo:rsid="0021089a" officeooo:paragraph-rsid="0030ea10" fo:background-color="#ffff00"/>
    </style:style>
    <style:style style:name="P23" style:family="paragraph" style:parent-style-name="Standard" style:list-style-name="L2">
      <style:text-properties fo:language="ru" fo:country="RU" officeooo:rsid="0021089a" officeooo:paragraph-rsid="0021089a" fo:background-color="#ffff00"/>
    </style:style>
    <style:style style:name="P24" style:family="paragraph" style:parent-style-name="Standard" style:list-style-name="L2">
      <style:text-properties fo:language="ru" fo:country="RU" officeooo:rsid="001f5331" officeooo:paragraph-rsid="001f5331"/>
    </style:style>
    <style:style style:name="P25" style:family="paragraph" style:parent-style-name="Standard" style:list-style-name="L2">
      <style:text-properties fo:language="ru" fo:country="RU" officeooo:rsid="002935a5" officeooo:paragraph-rsid="002935a5"/>
    </style:style>
    <style:style style:name="P26" style:family="paragraph" style:parent-style-name="Standard" style:list-style-name="L2">
      <style:text-properties fo:language="ru" fo:country="RU" officeooo:rsid="002aba5b" officeooo:paragraph-rsid="002aba5b"/>
    </style:style>
    <style:style style:name="P27" style:family="paragraph" style:parent-style-name="Standard" style:list-style-name="L2">
      <style:text-properties fo:language="ru" fo:country="RU" officeooo:rsid="002c65c4" officeooo:paragraph-rsid="002c65c4"/>
    </style:style>
    <style:style style:name="P28" style:family="paragraph" style:parent-style-name="Standard" style:list-style-name="L2">
      <style:text-properties fo:language="ru" fo:country="RU" officeooo:rsid="002e6400" officeooo:paragraph-rsid="002e6400"/>
    </style:style>
    <style:style style:name="P29" style:family="paragraph" style:parent-style-name="Standard" style:list-style-name="L2">
      <style:text-properties officeooo:paragraph-rsid="0024b43d"/>
    </style:style>
    <style:style style:name="P30" style:family="paragraph" style:parent-style-name="Standard" style:list-style-name="L2">
      <style:text-properties fo:language="en" fo:country="US" officeooo:rsid="001dcd40" officeooo:paragraph-rsid="001dcd40" fo:background-color="#ffff00"/>
    </style:style>
    <style:style style:name="P31" style:family="paragraph" style:parent-style-name="Standard" style:list-style-name="L2">
      <style:text-properties fo:language="en" fo:country="US" officeooo:rsid="001f5331" officeooo:paragraph-rsid="001f5331" fo:background-color="#ffff00"/>
    </style:style>
    <style:style style:name="P32" style:family="paragraph" style:parent-style-name="Standard" style:list-style-name="L2">
      <style:text-properties fo:language="en" fo:country="US" officeooo:rsid="002e6400" officeooo:paragraph-rsid="002e6400"/>
    </style:style>
    <style:style style:name="P33" style:family="paragraph" style:parent-style-name="Standard" style:list-style-name="L2">
      <style:text-properties officeooo:rsid="00259f15" officeooo:paragraph-rsid="00259f1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4b43d"/>
    </style:style>
    <style:style style:name="T3" style:family="text">
      <style:text-properties fo:language="ru" fo:country="RU" officeooo:rsid="00259f15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dcd40"/>
    </style:style>
    <style:style style:name="T6" style:family="text">
      <style:text-properties fo:language="en" fo:country="US" officeooo:rsid="0020dfb1"/>
    </style:style>
    <style:style style:name="T7" style:family="text">
      <style:text-properties fo:language="en" fo:country="US" officeooo:rsid="0020dfb1" fo:background-color="#ffff00" loext:char-shading-value="0"/>
    </style:style>
    <style:style style:name="T8" style:family="text">
      <style:text-properties fo:language="en" fo:country="US" officeooo:rsid="0021089a"/>
    </style:style>
    <style:style style:name="T9" style:family="text">
      <style:text-properties officeooo:rsid="0020dfb1"/>
    </style:style>
    <style:style style:name="T10" style:family="text">
      <style:text-properties officeooo:rsid="0021089a"/>
    </style:style>
    <style:style style:name="T11" style:family="text">
      <style:text-properties officeooo:rsid="0022df51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20dfb1" fo:background-color="#ffff00" loext:char-shading-value="0"/>
    </style:style>
    <style:style style:name="T14" style:family="text">
      <style:text-properties officeooo:rsid="0030ea10"/>
    </style:style>
    <style:style style:name="T15" style:family="text">
      <style:text-properties fo:background-color="#66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98723986640745508" text:style-name="L1">
        <text:list-item>
          <text:p text:style-name="P2">Клиент <text:span text:style-name="T4">(angular)</text:span></text:p>
          <text:list>
            <text:list-item>
              <text:p text:style-name="P3">разные разрешения</text:p>
            </text:list-item>
            <text:list-item>
              <text:p text:style-name="P2">2 языка пользовательского интерфейса (<text:span text:style-name="T4">ru/en – </text:span>выбор в углу)</text:p>
            </text:list-item>
            <text:list-item>
              <text:p text:style-name="P2">2 визуальных оформления (светлое, темное)<text:span text:style-name="T14">\</text:span></text:p>
            </text:list-item>
          </text:list>
        </text:list-item>
        <text:list-item>
          <text:p text:style-name="P3">Функции:</text:p>
          <text:list>
            <text:list-item>
              <text:p text:style-name="P4">аутентификация через соц сети (твиттер, вк, фб, гугл) без внутренней регистрации</text:p>
            </text:list-item>
            <text:list-item>
              <text:p text:style-name="P10">работать система полнотекстового поиска (на каждой странице запустить поиск — результат = инструкция, ссылка на инструкцию), движок для полнотекстового поиска (как в бд, внешний инструмент), без сканирования бд отдельным движком, процесс лазит по базе и строит индекс, по индексу — быстрый поиск, строка для поиска на каждой странице</text:p>
            </text:list-item>
          </text:list>
        </text:list-item>
        <text:list-item>
          <text:p text:style-name="P2">Роли:</text:p>
          <text:list>
            <text:list-item>
              <text:p text:style-name="P5">администратор</text:p>
              <text:list>
                <text:list-item>
                  <text:p text:style-name="P2">доступ ко всей функциональности</text:p>
                </text:list-item>
                <text:list-item>
                  <text:p text:style-name="P2">интерфейс как автор страницы, может редактировать как автор</text:p>
                </text:list-item>
                <text:list-item>
                  <text:p text:style-name="P2">управление пользователями</text:p>
                  <text:list>
                    <text:list-item>
                      <text:p text:style-name="P2">блокировка/разблокировка</text:p>
                    </text:list-item>
                    <text:list-item>
                      <text:p text:style-name="P2">удаление <text:span text:style-name="T9">(при удалении удаляется контент созданный пользователем, показат</text:span>ь<text:span text:style-name="T9"> </text:span><text:span text:style-name="T6">warning</text:span><text:span text:style-name="T9">)</text:span></text:p>
                    </text:list-item>
                    <text:list-item>
                      <text:p text:style-name="P2">удаление медалек</text:p>
                    </text:list-item>
                  </text:list>
                </text:list-item>
              </text:list>
            </text:list-item>
            <text:list-item>
              <text:p text:style-name="P5">неаутентифицированный пользователь</text:p>
              <text:list>
                <text:list-item>
                  <text:p text:style-name="P5">просмотр материалов других юзеров</text:p>
                </text:list-item>
                <text:list-item>
                  <text:p text:style-name="P2">не может проставлять рейтинга</text:p>
                </text:list-item>
                <text:list-item>
                  <text:p text:style-name="P2">не может проставлять комментарии</text:p>
                </text:list-item>
                <text:list-item>
                  <text:p text:style-name="P2">может искать</text:p>
                </text:list-item>
              </text:list>
            </text:list-item>
            <text:list-item>
              <text:p text:style-name="P5">аутентифицированный</text:p>
              <text:list>
                <text:list-item>
                  <text:p text:style-name="P2">пользоваться функционалом сайта</text:p>
                </text:list-item>
              </text:list>
            </text:list-item>
          </text:list>
        </text:list-item>
        <text:list-item>
          <text:p text:style-name="P6">Профайл</text:p>
          <text:list>
            <text:list-item>
              <text:p text:style-name="P9">имя пользователя</text:p>
            </text:list-item>
            <text:list-item>
              <text:p text:style-name="P9">о себе</text:p>
            </text:list-item>
            <text:list-item>
              <text:p text:style-name="P3">аватарка</text:p>
            </text:list-item>
            <text:list-item>
              <text:p text:style-name="P9">интересы</text:p>
            </text:list-item>
            <text:list-item>
              <text:p text:style-name="P10">список инструкций, который пользователь создал, отсортировать по теме названию дате (по полям), фильтрация (написано только определенное поле, фильтрация по направлению), таблица — <text:span text:style-name="T4">infinite scrolling (</text:span>первые 20 и подгружаются по 10<text:span text:style-name="T4">)</text:span></text:p>
            </text:list-item>
            <text:list-item>
              <text:p text:style-name="P10">медальки (события, за которые пользователям даются медальки, за создание контента, комментирование, минимум 5), <text:span text:style-name="T11">простое добавление медалек,</text:span></text:p>
            </text:list-item>
            <text:list-item>
              <text:p text:style-name="P3"><text:span text:style-name="T10">личная страница (редактировать профиля </text:span><text:span text:style-name="T8">in place, </text:span><text:span text:style-name="T10">без форм для редактирования, кликается на поле и редактируется), без подтверждения о сохранении</text:span></text:p>
            </text:list-item>
          </text:list>
        </text:list-item>
      </text:list>
      <text:list xml:id="list3401147093031821574" text:style-name="L2">
        <text:list-item>
          <text:p text:style-name="P7">Инструкции </text:p>
          <text:list>
            <text:list-item>
              <text:p text:style-name="P7">название</text:p>
            </text:list-item>
            <text:list-item>
              <text:p text:style-name="P11">категория (легко расширяемый список категорий, категории в бд)</text:p>
            </text:list-item>
            <text:list-item>
              <text:p text:style-name="P11">набор тегов (с автодополнением при вводе, из тех что уже вводились в поле, пользователь сам создает набор слов)</text:p>
            </text:list-item>
            <text:list-item>
              <text:p text:style-name="P7">каждая инструкция из набора страниц</text:p>
            </text:list-item>
            <text:list-item>
              <text:p text:style-name="P11"><text:span text:style-name="T15">страницы нумеруются автоматически, (добавить, удалить, поменять порядок страниц, список для навигации по шагам), каждый шаг имеет название, шуги нумеруются автоматически, есть название (название +</text:span> превью)</text:p>
            </text:list-item>
            <text:list-item>
              <text:p text:style-name="P11">кнопка перехода на предпросмотр инструкции</text:p>
            </text:list-item>
            <text:list-item>
              <text:p text:style-name="P12"><text:soft-page-break/>экспорт в pdf</text:p>
            </text:list-item>
            <text:list-item>
              <text:p text:style-name="P13">на инструкцию можно проставить рейтинг (рядом с название — ввод рейтинга (1-5 звездочек)), на каждом шаге есть свои комментарии (на отображении шага есть комментарии), 1 пользователь — 1 рейтинг, комментарии в конец общего списка (дата), подгрузка комментариев в реальном времени. На главной список популярных инструкций, список последних, облако тегов (разного размера)</text:p>
            </text:list-item>
          </text:list>
        </text:list-item>
        <text:list-item>
          <text:p text:style-name="P8">шаг инструкции: </text:p>
          <text:list>
            <text:list-item>
              <text:p text:style-name="P8">последовательность блоков, по которым генерируется представление</text:p>
              <text:list>
                <text:list-item>
                  <text:p text:style-name="P15"><text:span text:style-name="T15">блок 1 — текст,</text:span> отформатирован с <text:span text:style-name="T4">use markdown</text:span></text:p>
                </text:list-item>
                <text:list-item>
                  <text:p text:style-name="P8">блок 2 — картинка (применять один из трех эффектов — повышение контраста, черно белое, эффект по выбору)</text:p>
                </text:list-item>
                <text:list-item>
                  <text:p text:style-name="P8">видео (в виде ссылки, превью)</text:p>
                </text:list-item>
                <text:list-item>
                  <text:p text:style-name="P17">(выбрать <text:span text:style-name="T4">preview</text:span>)</text:p>
                </text:list-item>
              </text:list>
            </text:list-item>
          </text:list>
        </text:list-item>
        <text:list-item>
          <text:p text:style-name="P17">инструкция (название, серым кто и когда создал отредактировал, список тегов (по клику открывает поисковый запрос), по клику на фамилию переход на страницу пользователя)</text:p>
        </text:list-item>
        <text:list-item>
          <text:p text:style-name="P17">в режиме просмотра кнопка экспорт в <text:span text:style-name="T4">pdf – </text:span>генерируется <text:span text:style-name="T4">pdf (</text:span>видео =<text:span text:style-name="T4">&gt; </text:span>взять стоп кадр и ссылку внизу на видео<text:span text:style-name="T4">)</text:span></text:p>
        </text:list-item>
      </text:list>
      <text:p text:style-name="P1"/>
      <text:list xml:id="list133114538565866" text:continue-numbering="true" text:style-name="L2">
        <text:list-item>
          <text:p text:style-name="P19">Законченный целый, готовый продукт, <text:span text:style-name="T5">ui</text:span></text:p>
        </text:list-item>
        <text:list-item>
          <text:p text:style-name="P30">bootstrap: <text:span text:style-name="T1">разные разрешения, таблица: </text:span>full-size</text:p>
        </text:list-item>
        <text:list-item>
          <text:p text:style-name="P30">ruby/ror/ar/mysql, git</text:p>
        </text:list-item>
        <text:list-item>
          <text:p text:style-name="P31">Client:</text:p>
          <text:list>
            <text:list-item>
              <text:p text:style-name="P31">angular (<text:span text:style-name="T1">необязательно</text:span>)</text:p>
            </text:list-item>
            <text:list-item>
              <text:p text:style-name="P20">2 языка пользовательского интерфейса: <text:span text:style-name="T4">ru/en (</text:span>выбрать в углу<text:span text:style-name="T4">)</text:span></text:p>
            </text:list-item>
            <text:list-item>
              <text:p text:style-name="P20">2 визуальных оформления (светлое, темное)</text:p>
            </text:list-item>
          </text:list>
        </text:list-item>
        <text:list-item>
          <text:p text:style-name="P24"><text:span text:style-name="T12">3 роли: администратор (доступ ко всей функциональности, имеет такой интерфейс как автор страницы, может редактировать как автор; возможность управления пользователями: блокировка/разблокировка, </text:span><text:span text:style-name="T13">удаление (при удалении удаляется контент созданный пользователем, показатель </text:span><text:span text:style-name="T7">warning</text:span><text:span text:style-name="T13">), удалить медальки</text:span><text:span text:style-name="T12">), </text:span><text:span text:style-name="T13">неаутентифицированный пользователь (просмотр созданных материалов других юзеров, может искать, не может искать, проставлять рейтинги, проставлять комментарии), обычный (пользоваться функционастью сайта)</text:span></text:p>
        </text:list-item>
        <text:list-item>
          <text:p text:style-name="P21">каждый юзер — профайл <text:span text:style-name="T10">(о себе, аватарка, интересы, …)</text:span></text:p>
        </text:list-item>
        <text:list-item>
          <text:p text:style-name="P22">аутентификация через соц сети (твиттер, вк, фб, гугл) без внутренней регистрации</text:p>
        </text:list-item>
        <text:list-item>
          <text:p text:style-name="P23">работать система полнотекстового поиска (на каждой странице запустить поиск — результат = инструкция, ссылка на инструкцию), движок для полнотекстового поиска (как в бд, внешний инструмент), без сканирования бд отдельным движком, процесс лазит по базе и строит индекс, по индексу — быстрый поиск, строка для поиска на каждой странице</text:p>
        </text:list-item>
        <text:list-item>
          <text:p text:style-name="P23">личная страница (редактировать профиля <text:span text:style-name="T4">in place, </text:span>без форм для редактирования, кликается на поле и редактируется), без подтверждения о сохранении (автоматически): </text:p>
          <text:list>
            <text:list-item>
              <text:p text:style-name="P23">список инструкций, который пользователь создал, отсортировать по теме названию дате (по полям), фильтрация (написано только определенное поле, фильтрация по направлению), таблица — <text:span text:style-name="T4">infinite scrolling (</text:span>первые 20 и подгружаются по 10<text:span text:style-name="T4">)</text:span></text:p>
            </text:list-item>
            <text:list-item>
              <text:p text:style-name="P23">показываться медальки (события, за которые пользователям даются медальки, за создание контента, комментирование, минимум 5), <text:span text:style-name="T11">простое добавление медалек,</text:span></text:p>
            </text:list-item>
          </text:list>
        </text:list-item>
        <text:list-item>
          <text:p text:style-name="P29"><text:span text:style-name="T2">инструкции: название, категория (легко расширяемый список категорий, категории в бд, сразу заработать), </text:span><text:span text:style-name="T3">набор тегов (с автодополнением при вводе, из тех что уже </text:span><text:soft-page-break/><text:span text:style-name="T3">вводились в поле, пользователь сам создает набор слов), каждая инструкция из набора страниц, страницы нумеруются автоматически, (добавить, удалить, поменять порядок страниц, список для навигации по шагам), каждый шаг имеет название,</text:span></text:p>
        </text:list-item>
        <text:list-item>
          <text:p text:style-name="P16">шуги нумеруются автоматически, есть название (название + превью)</text:p>
        </text:list-item>
        <text:list-item>
          <text:p text:style-name="P33"><text:span text:style-name="T1">в режиме просмотра инструкции: </text:span><text:span text:style-name="T4">(</text:span><text:span text:style-name="T1">есть кнопка перехода в режим просмотра</text:span><text:span text:style-name="T4">)</text:span></text:p>
        </text:list-item>
        <text:list-item>
          <text:p text:style-name="P16">шаг инструкции: </text:p>
          <text:list>
            <text:list-item>
              <text:p text:style-name="P16">последовательность блоков, по которым генерируется представление</text:p>
              <text:list>
                <text:list-item>
                  <text:p text:style-name="P16">блок 1 — текст, отформатирован с <text:span text:style-name="T4">use markdown</text:span></text:p>
                </text:list-item>
                <text:list-item>
                  <text:p text:style-name="P16">блок 2 — картинка (применять один из трех эффектов — повышение контраста, черно белое, эффект по выбору)</text:p>
                </text:list-item>
                <text:list-item>
                  <text:p text:style-name="P16">видео (в виде ссылки, превью)</text:p>
                </text:list-item>
                <text:list-item>
                  <text:p text:style-name="P18">(выбрать <text:span text:style-name="T4">preview</text:span>)</text:p>
                </text:list-item>
              </text:list>
            </text:list-item>
          </text:list>
        </text:list-item>
        <text:list-item>
          <text:p text:style-name="P18">инструкция (название, серым кто и когда создал отредактировал, список тегов (по клику открывает поисковый запрос), по клику на фамилию переход на страницу пользователя)</text:p>
        </text:list-item>
        <text:list-item>
          <text:p text:style-name="P18">в режиме просмотра кнопка экспорт в <text:span text:style-name="T4">pdf – </text:span>генерируется <text:span text:style-name="T4">pdf (</text:span>видео =<text:span text:style-name="T4">&gt; </text:span>взять стоп кадр и ссылку внизу на видео<text:span text:style-name="T4">)</text:span></text:p>
        </text:list-item>
        <text:list-item>
          <text:p text:style-name="P14">навигация по шагам</text:p>
        </text:list-item>
        <text:list-item>
          <text:p text:style-name="P14"><text:bookmark-start text:name="__DdeLink__280_838084437"/>на инструкцию можно проставить рейтинг (рядом с название — ввод рейтинга (1-5 звездочек)), на каждом шаге есть свои комментарии (на отображении шага есть комментарии), 1 пользователь — 1 рейтинг, комментарии в конец общего списка (дата), подгрузка комментариев в реальном времени. На главной список популярных инструкций, список последних, облако тегов (разного размера)<text:bookmark-end text:name="__DdeLink__280_838084437"/></text:p>
        </text:list-item>
        <text:list-item>
          <text:p text:style-name="P25">наполнение тестовой информации</text:p>
        </text:list-item>
        <text:list-item>
          <text:p text:style-name="P26">инструктор</text:p>
        </text:list-item>
        <text:list-item>
          <text:p text:style-name="P27">поиск — отдельная страница</text:p>
        </text:list-item>
        <text:list-item>
          <text:p text:style-name="P27">автоматическое сохранение по тайм-ауту (раз в 10 сек, при изменении)</text:p>
        </text:list-item>
        <text:list-item>
          <text:p text:style-name="P32">Hints:</text:p>
          <text:list>
            <text:list-item>
              <text:p text:style-name="P28">эффективно использовать готовые решения (люцен для бд)</text:p>
            </text:list-item>
            <text:list-item>
              <text:p text:style-name="P28">аккуратность кода, структура, наличие проверок, </text:p>
            </text:list-item>
          </text:list>
        </text:list-item>
        <text:list-item>
          <text:p text:style-name="P27">Дополнительно:</text:p>
          <text:list>
            <text:list-item>
              <text:p text:style-name="P32">publishment (<text:span text:style-name="T1">минорные, мажорные</text:span>) <text:span text:style-name="T1">(2 версии документа (для автора и всех))</text:span></text:p>
            </text:list-item>
            <text:list-item>
              <text:p text:style-name="P28">модульность</text:p>
              <text:p text:style-name="P2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52M24S</meta:editing-duration>
    <meta:editing-cycles>25</meta:editing-cycles>
    <meta:generator>LibreOffice/5.1.6.2$Linux_X86_64 LibreOffice_project/10m0$Build-2</meta:generator>
    <dc:date>2017-07-28T13:31:13.840596018</dc:date>
    <meta:document-statistic meta:table-count="0" meta:image-count="0" meta:object-count="0" meta:page-count="3" meta:paragraph-count="85" meta:word-count="927" meta:character-count="6615" meta:non-whitespace-character-count="5831"/>
    <meta:user-defined meta:name="Info 1"/>
    <meta:user-defined meta:name="Info 2"/>
    <meta:user-defined meta:name="Info 3"/>
    <meta:user-defined meta:name="Info 4"/>
  </office:meta>
</office:document-meta>
</file>